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dcc3c" officeooo:paragraph-rsid="001dcc3c" style:font-weight-asian="bold" style:font-weight-complex="bold"/>
    </style:style>
    <style:style style:name="P3" style:family="paragraph" style:parent-style-name="Standard">
      <style:text-properties fo:font-weight="bold" officeooo:paragraph-rsid="001dcc3c" style:font-weight-asian="bold" style:font-weight-complex="bold"/>
    </style:style>
    <style:style style:name="T1" style:family="text">
      <style:text-properties officeooo:rsid="001dcc3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ítulo: Desarrollo de un Sistema de Inventario para un <text:span text:style-name="T1">Supermercado</text:span></text:p>
      <text:p text:style-name="Standard"/>
      <text:p text:style-name="Standard">---</text:p>
      <text:p text:style-name="Standard"/>
      <text:p text:style-name="P1"><text:s/>Resumen</text:p>
      <text:p text:style-name="Standard"/>
      <text:p text:style-name="Standard">Este documento describe el proceso de desarrollo de un sistema de inventario para una Supermercado, incluyendo entrevistas con el administrador y el gerente de stock, con el fin de definir los requisitos y flujos de trabajo necesarios para la implementación de un sistema funcional en COBOL. Se detallan las categorías de productos, los procedimientos de pedido, los tiempos de entrega, el manejo de los proveedores, los descuentos y la gestión de pérdidas de inventario. Este documento también discute cómo el sistema podría mejorar la gestión de inventarios y optimizar la toma de decisiones en el negocio.</text:p>
      <text:p text:style-name="Standard"/>
      <text:p text:style-name="Standard">---</text:p>
      <text:p text:style-name="Standard"/>
      <text:p text:style-name="P1"><text:s/>Introducción</text:p>
      <text:p text:style-name="Standard"/>
      <text:p text:style-name="Standard">El propósito de este proyecto es diseñar e implementar un sistema de inventario para una Supermercado utilizando el lenguaje COBOL. A través de una serie de entrevistas con los encargados del negocio, se identificaron las necesidades y procesos clave que el sistema debe cubrir, tales como la gestión de productos, proveedores, pedidos, inventarios y descuentos. Este sistema tiene como objetivo mejorar la eficiencia en la gestión del inventario y facilitar la toma de decisiones para la reposición de productos.</text:p>
      <text:p text:style-name="Standard"/>
      <text:p text:style-name="Standard">---</text:p>
      <text:p text:style-name="Standard"/>
      <text:p text:style-name="P1"><text:s/>Metodología</text:p>
      <text:p text:style-name="Standard"/>
      <text:p text:style-name="Standard">Para el desarrollo del sistema de inventario, se llevaron a cabo entrevistas con diferentes responsables de las áreas clave del negocio. Las preguntas realizadas a los entrevistados incluyeron temas sobre la llegada de productos, la gestión de proveedores, el control de stock, los tiempos de entrega, los pagos a proveedores, y la implementación de descuentos en productos en promoción. A partir de las respuestas obtenidas, se estructuró un plan para el desarrollo del sistema.</text:p>
      <text:p text:style-name="Standard"/>
      <text:p text:style-name="Standard">---</text:p>
      <text:p text:style-name="Standard"/>
      <text:p text:style-name="Standard"><text:s/><text:span text:style-name="T2">Desarrollo del Proyecto</text:span></text:p>
      <text:p text:style-name="Standard"/>
      <text:p text:style-name="Standard">A continuación, se detalla el proceso de desarrollo basado en las entrevistas realizadas:</text:p>
      <text:p text:style-name="Standard"/>
      <text:p text:style-name="P3"><text:s/>1. Entrevista con el Administrador</text:p>
      <text:p text:style-name="Standard"/>
      <text:p text:style-name="Standard">-<text:span text:style-name="T2"> ¿De dónde nace la necesidad de un sistema de inventario? <text:s/></text:span></text:p>
      <text:p text:style-name="Standard"><text:s text:c="2"/>La necesidad de un sistema de inventario surgió debido a la falta de control eficiente sobre los productos en stock, la dificultad para realizar pedidos oportunos y la falta de visibilidad sobre los productos vencidos o no vendidos.</text:p>
      <text:p text:style-name="Standard"><text:soft-page-break/></text:p>
      <text:p text:style-name="Standard">- <text:span text:style-name="T2">¿Cuáles y cuántas categorías hay? ¿Hay subcategorías?</text:span> <text:s/></text:p>
      <text:p text:style-name="Standard"><text:s text:c="2"/>Las categorías incluyen: <text:s/></text:p>
      <text:p text:style-name="Standard"><text:s text:c="2"/>- Abarrotes <text:s/></text:p>
      <text:p text:style-name="Standard"><text:s text:c="2"/>- Bebidas <text:s/></text:p>
      <text:p text:style-name="Standard"><text:s text:c="2"/>- Dulcería <text:s/></text:p>
      <text:p text:style-name="Standard"><text:s text:c="2"/>- Aseo personal <text:s/></text:p>
      <text:p text:style-name="Standard"><text:s text:c="2"/>- Limpieza del hogar <text:s/></text:p>
      <text:p text:style-name="Standard"><text:s text:c="2"/>- Papelería y oficina <text:s/></text:p>
      <text:p text:style-name="Standard"><text:s text:c="2"/>Cada categoría tiene subcategorías, por ejemplo, en "Bebidas" hay subcategorías como jugos, refrescos, aguas.</text:p>
      <text:p text:style-name="Standard"/>
      <text:p text:style-name="P2">- ¿Cómo manejan los proveedores, cuántos son? <text:s/></text:p>
      <text:p text:style-name="Standard"><text:s text:c="2"/>Se manejan alrededor de 5 proveedores principales. La relación con los proveedores es clave para asegurar que los productos lleguen a tiempo.</text:p>
      <text:p text:style-name="Standard"/>
      <text:p text:style-name="P1">- ¿Qué pasa con los productos que no se venden y llegan a su hora de vencimiento? <text:s/></text:p>
      <text:p text:style-name="Standard"><text:s text:c="2"/>Los productos que no se venden se devuelven a los proveedores o se descuentan en promociones para asegurar que no se pierdan.</text:p>
      <text:p text:style-name="Standard"/>
      <text:p text:style-name="P1">- ¿Cuáles son los descuentos aplicables a productos en promoción? <text:s/></text:p>
      <text:p text:style-name="Standard"><text:s text:c="2"/>Los descuentos en productos en promoción van del 20% al 50%, dependiendo de la categoría y el tipo de producto.</text:p>
      <text:p text:style-name="Standard"/>
      <text:p text:style-name="Standard"><text:s/>2. Entrevista con el Gerente de Stock</text:p>
      <text:p text:style-name="Standard"/>
      <text:p text:style-name="P1">- ¿Cómo llegan los productos? <text:s/></text:p>
      <text:p text:style-name="Standard"><text:s text:c="2"/>Los productos llegan en cajas de cantidades fijas, por ejemplo, 12 o 24 unidades dependiendo del tipo de producto.</text:p>
      <text:p text:style-name="Standard"/>
      <text:p text:style-name="P1">- ¿Quién hace los pedidos y cuánto stock maneja normalmente? <text:s/></text:p>
      <text:p text:style-name="Standard"><text:s text:c="2"/>El gerente de stock realiza los pedidos. El stock de cada subcategoría varía, pero en promedio se manejan entre 20 y 80 unidades por producto dependiendo de su rotación.</text:p>
      <text:p text:style-name="Standard"/>
      <text:p text:style-name="P1">- ¿Cuánto tiempo se demoran los pedidos en llegar? <text:s/></text:p>
      <text:p text:style-name="Standard"><text:s text:c="2"/>El tiempo de entrega varía según el proveedor, y se estima entre 2 y 7 días hábiles dependiendo de la categoría de productos.</text:p>
      <text:p text:style-name="Standard"/>
      <text:p text:style-name="P1">- ¿Cómo son los pagos a los proveedores? <text:s/></text:p>
      <text:p text:style-name="Standard"><text:s text:c="2"/>Los pagos se realizan mediante transferencias bancarias, aunque también se manejan pagos en efectivo en algunos casos.</text:p>
      <text:p text:style-name="Standard"/>
      <text:p text:style-name="P1">- ¿Cómo se registran las pérdidas? <text:s/></text:p>
      <text:p text:style-name="Standard"><text:s text:c="2"/>Las pérdidas se registran manualmente en hojas de Excel, pero es necesario implementar un sistema de registro automatizado.</text:p>
      <text:p text:style-name="Standard"/>
      <text:p text:style-name="Standard">---</text:p>
      <text:p text:style-name="Standard"/>
      <text:p text:style-name="P1"><text:s/>Resultados Esperados</text:p>
      <text:p text:style-name="P1"><text:soft-page-break/></text:p>
      <text:p text:style-name="Standard">El sistema de inventario permitirá una mejor gestión del stock, garantizando que los productos no caduquen sin venderse y optimizando los tiempos de reposición. Además, se espera una integración más efectiva con los proveedores y un control más preciso sobre los productos en promoción.</text:p>
      <text:p text:style-name="Standard"/>
      <text:p text:style-name="Standard">---</text:p>
      <text:p text:style-name="Standard"/>
      <text:p text:style-name="P1"><text:s/>Conclusión</text:p>
      <text:p text:style-name="Standard"/>
      <text:p text:style-name="Standard">A partir de las entrevistas realizadas con el administrador y el gerente de stock, se han establecido las bases para el desarrollo de un sistema de inventario eficiente. El sistema debe ser capaz de gestionar las categorías y subcategorías de productos, los tiempos de entrega de los proveedores, los pagos, y los descuentos en productos. También debe ser capaz de registrar y alertar sobre productos vencidos y manejar las pérdidas de manera adecuada.</text:p>
      <text:p text:style-name="Standard"/>
      <text:p text:style-name="Standard">---</text:p>
      <text:p text:style-name="Standard"/>
      <text:p text:style-name="P1"><text:s/>Referencias</text:p>
      <text:p text:style-name="P1"/>
      <text:p text:style-name="Standard">- American Psychological Association (APA). (2020). *Publication manual of the American Psychological Association* (7th ed.). <text:s/></text:p>
      <text:p text:style-name="Standard">- Bernstein, D. R. (2019). *COBOL Programming: An Introduction to Structured Programming* (4th ed.). <text:s/></text:p>
      <text:p text:style-name="Standard">- Crawford, L. (2018). *Inventory Management: A Practical Guide*. Oxford University Press. <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30T14:59:37.490119881</meta:creation-date>
    <dc:date>2025-01-30T15:41:12.838766604</dc:date>
    <meta:editing-duration>PT41M40S</meta:editing-duration>
    <meta:editing-cycles>1</meta:editing-cycles>
    <meta:document-statistic meta:table-count="0" meta:image-count="0" meta:object-count="0" meta:page-count="3" meta:paragraph-count="53" meta:word-count="792" meta:character-count="5072" meta:non-whitespace-character-count="4250"/>
    <meta:generator>LibreOffice/6.0.7.3$Linux_x86 LibreOffice_project/00m0$Build-3</meta:generator>
  </office:meta>
</office:document-meta>
</file>